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3.401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3.493cm"/>
    </style:style>
    <style:style style:name="co7" style:family="table-column">
      <style:table-column-properties fo:break-before="auto" style:column-width="3.747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background-color="#ffffff" fo:padding="0.071cm"/>
    </style:style>
    <style:style style:name="ce2" style:family="table-cell" style:parent-style-name="Default">
      <style:table-cell-properties fo:background-color="#ffff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" table:number-columns-repeated="245" table:default-cell-style-name="ce1"/>
        <table:table-row table:style-name="ro1" table:number-rows-repeated="7">
          <table:table-cell table:number-columns-repeated="257"/>
        </table:table-row>
        <table:table-row table:style-name="ro1">
          <table:table-cell table:number-columns-repeated="3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/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Moyenne Classe</text:p>
          </table:table-cell>
          <table:table-cell table:style-name="ce2" office:value-type="string" calcext:value-type="string">
            <text:p>Moyenne haute</text:p>
          </table:table-cell>
          <table:table-cell table:style-name="ce2" office:value-type="string" calcext:value-type="string">
            <text:p>Moyenne basse</text:p>
          </table:table-cell>
          <table:table-cell table:style-name="ce2" office:value-type="string" calcext:value-type="string">
            <text:p>Validation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UE1</text:p>
          </table:table-cell>
          <table:table-cell table:style-name="ce2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Reseau</text:p>
          </table:table-cell>
          <table:table-cell table:style-name="ce2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Francais</text:p>
          </table:table-cell>
          <table:table-cell table:style-name="ce2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Anglais</text:p>
          </table:table-cell>
          <table:table-cell table:style-name="ce2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UE2</text:p>
          </table:table-cell>
          <table:table-cell table:style-name="ce2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Mathematiques</text:p>
          </table:table-cell>
          <table:table-cell table:style-name="ce2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Physique</text:p>
          </table:table-cell>
          <table:table-cell table:style-name="ce2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Chimie</text:p>
          </table:table-cell>
          <table:table-cell table:style-name="ce2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UE3</text:p>
          </table:table-cell>
          <table:table-cell table:style-name="ce2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Web</text:p>
          </table:table-cell>
          <table:table-cell table:style-name="ce2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Linux</text:p>
          </table:table-cell>
          <table:table-cell table:style-name="ce2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Programmation</text:p>
          </table:table-cell>
          <table:table-cell table:style-name="ce2" table:number-columns-repeated="5"/>
          <table:table-cell table:number-columns-repeated="246"/>
        </table:table-row>
        <table:table-row table:style-name="ro1" table:number-rows-repeated="104855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Resul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7:59:22.400000000</meta:creation-date>
    <dc:date>2022-12-08T09:52:04.369319313</dc:date>
    <meta:editing-cycles>3</meta:editing-cycles>
    <meta:editing-duration>PT14M56S</meta:editing-duration>
    <meta:document-statistic meta:table-count="1" meta:cell-count="19" meta:object-count="0"/>
    <meta:generator>LibreOffice/7.0.4.2$Linux_X86_64 LibreOffice_project/00$Build-2</meta:generator>
  </office:meta>
</office:document-meta>
</file>